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1-2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ZEDEKIAH, JUDAH'S 20TH AND FINAL KING (21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ZEDEKIAH, JUDAH'S 20TH AND FINAL KING (21:1-1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Zedekiah's request (2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Jeremiah's refusal (21:3-1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Jeremiah's refusal (21:3-14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1.His warnings to the king (21:3-7, 11-14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1.His warnings to the king (21:3-7, 11-1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at God will help their enemies by making Judah's weapons useless (21:3-5, 11-1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at a plague will sweep Jerusalem, killing people and animals (21:6-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eremiah's refusal (21:3-14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1.His warnings to the king (21:3-7, 11-14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warning to the people (21:8-1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His warning to the people (21:8-10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o stay in Jerusalem means to die (21:8-10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o surrender to Nebuchadnezzar means to live (21:9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Jeremiah's refusal (21:3-14)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1.His warnings to the king (21:3-7, 11-1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warning to the people (21:8-1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ZEDEKIAH, JUDAH'S 20TH AND FINAL KING (21:1-14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Zedekiah's request (21:1-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Jeremiah's refusal (21:3-14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JEREMIAH 21-22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ZEDEKIAH, JUDAH'S 20TH AND FINAL KING (21:1-1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SHALLUM OR JEHOAHAZ, JUDAH'S 17TH KING (22:10-1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SHALLUM OR JEHOAHAZ, JUDAH'S 17TH KING (22:10-12):<text:s text:c="1"/></text:span><text:span text:style-name="a557" text:class-names=""/></text:p>
          </draw:text-box>
          <svg:title/>
          <svg:desc/>
        </draw:frame>
        <draw:frame draw:id="id102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Stop weeping over the death of godly King Josiah (22:10a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Start weeping over the deportation of godless King Jehoahaz (22:10b-12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1" draw:style-name="a570" draw:master-page-name="Master1-Layout12-tx-Title-and-Text" presentation:presentation-page-layout-name="Master1-PPL12" draw:id="Slide-266">
        <draw:frame draw:id="id103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JEREMIAH 21-22<text:s text:c="1"/></text:span><text:span text:style-name="a572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ZEDEKIAH, JUDAH'S 20TH AND FINAL KING (21:1-14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SHALLUM OR JEHOAHAZ, JUDAH'S 17TH KING (22:10-1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JEHOIAKIM, JUDAH'S 18TH KING (22:1-9, 13-23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-title-Title-Slide" presentation:presentation-page-layout-name="Master1-PPL1" draw:id="Slide-267">
        <draw:frame draw:id="id105" presentation:style-name="a592" draw:name="Title 1" svg:x="1.38in" svg:y="0.83in" svg:width="10.3in" svg:height="4.42in" presentation:class="title" presentation:placeholder="false">
          <draw:text-box>
            <text:p text:style-name="a591" text:class-names="" text:cond-style-name=""><text:span text:style-name="a589" text:class-names="">JEHOIAKIM, JUDAH'S 18TH KING (22:1-9, 13-23)<text:s text:c="1"/></text:span><text:span text:style-name="a590" text:class-names=""/></text:p>
          </draw:text-box>
          <svg:title/>
          <svg:desc/>
        </draw:frame>
        <draw:frame draw:id="id106" presentation:style-name="a597" draw:name="Subtitle 2" svg:x="1.38in" svg:y="5.25in" svg:width="10.3in" svg:height="1.85in" presentation:class="subtitle" presentation:placeholder="false">
          <draw:text-box>
            <text:p text:style-name="a594" text:class-names="" text:cond-style-name=""><text:span text:style-name="a593" text:class-names=""><text:s text:c="1"/>The choice (22:1-9): The wicked king must choose between:<text:s text:c="1"/></text:span></text:p>
            <text:p text:style-name="a596" text:class-names="" text:cond-style-name=""><text:span text:style-name="a595" text:class-names=""/></text:p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The choice (22:1-9): The wicked king must choose between:<text:s text:c="1"/>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Repentance (22:1-4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Ruin (22:5-9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JEHOIAKIM, JUDAH'S 18TH KING (22:1-9, 13-23)<text:s text:c="1"/></text:span><text:span text:style-name="a615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The choice (22:1-9): The wicked king must choose between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corruption (22:13-14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contrast (22:15-17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<text:s text:c="1"/>The contrast (22:15-17):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Josiah's blessed reign (22:15-16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Jehoiakim's bloody reign (22:17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6" draw:style-name="a646" draw:master-page-name="Master1-Layout12-tx-Title-and-Text" presentation:presentation-page-layout-name="Master1-PPL12" draw:id="Slide-271">
        <draw:frame draw:id="id113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JEHOIAKIM, JUDAH'S 18TH KING (22:1-9, 13-23)<text:s text:c="1"/></text:span><text:span text:style-name="a648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choice (22:1-9): The wicked king must choose between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corruption (22:13-14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contrast (22:15-17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condemnation (22:18-23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The condemnation (22:18-23)<text:s text:c="1"/></text:span><text:span text:style-name="a669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Jehoiakim will die unlamented (22:18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He will be buried on a garbage dump like a dead donkey (22:19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He is abandoned by his allies and friends (22:20-23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JEHOIAKIM, JUDAH'S 18TH KING (22:1-9, 13-23)<text:s text:c="1"/></text:span><text:span text:style-name="a687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 choice (22:1-9): The wicked king must choose between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corruption (22:13-14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contrast (22:15-17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condemnation (22:18-23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9" draw:style-name="a706" draw:master-page-name="Master1-Layout12-tx-Title-and-Text" presentation:presentation-page-layout-name="Master1-PPL12" draw:id="Slide-274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JEREMIAH 21-22<text:s text:c="1"/></text:span><text:span text:style-name="a708" text:class-names=""/></text:p>
          </draw:text-box>
          <svg:title/>
          <svg:desc/>
        </draw:frame>
        <draw:frame draw:id="id120" presentation:style-name="a726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ZEDEKIAH, JUDAH'S 20TH AND FINAL KING (21:1-14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SHALLUM OR JEHOAHAZ, JUDAH'S 17TH KING (22:10-12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JEHOIAKIM, JUDAH'S 18TH KING (22:1-9, 13-23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JEHOIACHIN OR CONIAH, JUDAH'S 19TH KING (22:24-30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0" draw:style-name="a727" draw:master-page-name="Master1-Layout1-title-Title-Slide" presentation:presentation-page-layout-name="Master1-PPL1" draw:id="Slide-275">
        <draw:frame draw:id="id121" presentation:style-name="a731" draw:name="Title 1" svg:x="1.38in" svg:y="0.83in" svg:width="10.3in" svg:height="4.42in" presentation:class="title" presentation:placeholder="false">
          <draw:text-box>
            <text:p text:style-name="a730" text:class-names="" text:cond-style-name=""><text:span text:style-name="a728" text:class-names="">JEHOIACHIN OR CONIAH, JUDAH'S 19TH KING (22:24-30):<text:s text:c="1"/></text:span><text:span text:style-name="a729" text:class-names=""/></text:p>
          </draw:text-box>
          <svg:title/>
          <svg:desc/>
        </draw:frame>
        <draw:frame draw:id="id122" presentation:style-name="a736" draw:name="Subtitle 2" svg:x="1.38in" svg:y="5.25in" svg:width="10.3in" svg:height="1.85in" presentation:class="subtitle" presentation:placeholder="false">
          <draw:text-box>
            <text:p text:style-name="a733" text:class-names="" text:cond-style-name=""><text:span text:style-name="a732" text:class-names=""><text:s text:c="1"/>About him and his mother (22:24-28)<text:s text:c="1"/></text:span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draw:page draw:name="Slide21" draw:style-name="a737" draw:master-page-name="Master1-Layout12-tx-Title-and-Text" presentation:presentation-page-layout-name="Master1-PPL12" draw:id="Slide-276">
        <draw:frame draw:id="id123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About him and his mother (22:24-28)<text:s text:c="1"/></text:span><text:span text:style-name="a739" text:class-names=""/></text:p>
          </draw:text-box>
          <svg:title/>
          <svg:desc/>
        </draw:frame>
        <draw:frame draw:id="id124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He is utterly removed from God's favor, discarded like a broken dish (22:24-25, 28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Both he and his mother will die as captives in Babylon (22:26-27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2" draw:style-name="a752" draw:master-page-name="Master1-Layout12-tx-Title-and-Text" presentation:presentation-page-layout-name="Master1-PPL12" draw:id="Slide-277">
        <draw:frame draw:id="id125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JEHOIACHIN OR CONIAH, JUDAH'S 19TH KING (22:24-30):<text:s text:c="1"/></text:span><text:span text:style-name="a754" text:class-names=""/></text:p>
          </draw:text-box>
          <svg:title/>
          <svg:desc/>
        </draw:frame>
        <draw:frame draw:id="id126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About him and his mother (22:24-28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About his sons (22:29-30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3" draw:style-name="a767" draw:master-page-name="Master1-Layout12-tx-Title-and-Text" presentation:presentation-page-layout-name="Master1-PPL12" draw:id="Slide-278">
        <draw:frame draw:id="id127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JEREMIAH 21-22<text:s text:c="1"/></text:span><text:span text:style-name="a769" text:class-names=""/></text:p>
          </draw:text-box>
          <svg:title/>
          <svg:desc/>
        </draw:frame>
        <draw:frame draw:id="id128" presentation:style-name="a787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ZEDEKIAH, JUDAH'S 20TH AND FINAL KING (21:1-14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SHALLUM OR JEHOAHAZ, JUDAH'S 17TH KING (22:10-12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JEHOIAKIM, JUDAH'S 18TH KING (22:1-9, 13-23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JEHOIACHIN OR CONIAH, JUDAH'S 19TH KING (22:24-30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1-22 </dc:title>
    <meta:initial-creator>David STRICKLAND</meta:initial-creator>
    <dc:creator>David STRICKLAND</dc:creator>
    <meta:creation-date>2020-02-23T23:13:54Z</meta:creation-date>
    <dc:date>2020-02-23T23:13:55Z</dc:date>
    <meta:template xlink:href="BibleStudy" xlink:type="simple"/>
    <meta:editing-cycles>1</meta:editing-cycles>
    <meta:editing-duration>PT0S</meta:editing-duration>
    <meta:document-statistic meta:paragraph-count="76" meta:word-count="694"/>
  </office:meta>
</office:document-meta>
</file>